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1426" officeooo:paragraph-rsid="00091426"/>
    </style:style>
    <style:style style:name="P2" style:family="paragraph" style:parent-style-name="Standard">
      <style:paragraph-properties fo:text-align="start" style:justify-single-word="false"/>
      <style:text-properties officeooo:rsid="00091426" officeooo:paragraph-rsid="00091426"/>
    </style:style>
    <style:style style:name="P3" style:family="paragraph" style:parent-style-name="Standard">
      <style:paragraph-properties fo:text-align="center" style:justify-single-word="false"/>
      <style:text-properties fo:font-size="16pt" officeooo:rsid="00091426" officeooo:paragraph-rsid="00091426" style:font-size-asian="16pt" style:font-size-complex="16pt"/>
    </style:style>
    <style:style style:name="P4" style:family="paragraph" style:parent-style-name="Standard">
      <style:paragraph-properties fo:text-align="start" style:justify-single-word="false"/>
      <style:text-properties officeooo:rsid="0009da9f" officeooo:paragraph-rsid="0009da9f"/>
    </style:style>
    <style:style style:name="P5" style:family="paragraph" style:parent-style-name="Standard">
      <style:paragraph-properties fo:text-align="start" style:justify-single-word="false"/>
      <style:text-properties fo:font-weight="bold" officeooo:rsid="0009f740" officeooo:paragraph-rsid="0009da9f" style:font-weight-asian="bold" style:font-weight-complex="bold"/>
    </style:style>
    <style:style style:name="P6" style:family="paragraph" style:parent-style-name="Standard">
      <style:paragraph-properties fo:text-align="start" style:justify-single-word="false"/>
      <style:text-properties officeooo:rsid="00091426" officeooo:paragraph-rsid="00091426"/>
    </style:style>
    <style:style style:name="T1" style:family="text">
      <style:text-properties officeooo:rsid="0009da9f"/>
    </style:style>
    <style:style style:name="T2" style:family="text">
      <style:text-properties officeooo:rsid="0009eabe"/>
    </style:style>
    <style:style style:name="T3" style:family="text">
      <style:text-properties officeooo:rsid="0009f740"/>
    </style:style>
    <style:style style:name="T4" style:family="text">
      <style:text-properties fo:font-weight="bold" officeooo:rsid="0009f740" style:font-weight-asian="bold" style:font-weight-complex="bold"/>
    </style:style>
    <style:style style:name="T5" style:family="text">
      <style:text-properties officeooo:rsid="000ae1ad"/>
    </style:style>
    <style:style style:name="T6" style:family="text">
      <style:text-properties officeooo:rsid="000b7373"/>
    </style:style>
    <style:style style:name="T7" style:family="text">
      <style:text-properties officeooo:rsid="000bf400"/>
    </style:style>
    <style:style style:name="T8" style:family="text">
      <style:text-properties officeooo:rsid="000cea00"/>
    </style:style>
    <style:style style:name="T9" style:family="text">
      <style:text-properties officeooo:rsid="000da5e7"/>
    </style:style>
    <style:style style:name="T10" style:family="text">
      <style:text-properties officeooo:rsid="000ee420"/>
    </style:style>
    <style:style style:name="T11" style:family="text">
      <style:text-properties officeooo:rsid="000f987b"/>
    </style:style>
    <style:style style:name="T12" style:family="text">
      <style:text-properties officeooo:rsid="00112ef8"/>
    </style:style>
    <style:style style:name="T13" style:family="text">
      <style:text-properties officeooo:rsid="00114fdb"/>
    </style:style>
    <style:style style:name="T14" style:family="text">
      <style:text-properties officeooo:rsid="00121774"/>
    </style:style>
    <style:style style:name="T15" style:family="text">
      <style:text-properties officeooo:rsid="0013d899"/>
    </style:style>
    <style:style style:name="T16" style:family="text">
      <style:text-properties officeooo:rsid="00149818"/>
    </style:style>
    <style:style style:name="T17" style:family="text">
      <style:text-properties officeooo:rsid="0017276b"/>
    </style:style>
    <style:style style:name="T18" style:family="text">
      <style:text-properties officeooo:rsid="001857eb"/>
    </style:style>
    <style:style style:name="T19" style:family="text">
      <style:text-properties officeooo:rsid="001908ec"/>
    </style:style>
    <style:style style:name="T20" style:family="text">
      <style:text-properties officeooo:rsid="001a4e24"/>
    </style:style>
    <style:style style:name="T21" style:family="text">
      <style:text-properties officeooo:rsid="001af124"/>
    </style:style>
    <style:style style:name="T22" style:family="text">
      <style:text-properties officeooo:rsid="001cb9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sentación de Estadística Espacial</text:p>
      <text:p text:style-name="P1"/>
      <text:p text:style-name="P2">1. Introducción</text:p>
      <text:p text:style-name="P2"/>
      <text:p text:style-name="P2">- <text:span text:style-name="T9">Definición. </text:span><text:span text:style-name="T10">Porcentaje de personas con derecho a voto (no necesariamente todos los adultos) que efectivamente votan. </text:span>La participación electoral es fundamental para la democracia, ya que es la que le entrega legitimidad al sistema político y a los y las integrantes que la componen.</text:p>
      <text:p text:style-name="P2"/>
      <text:p text:style-name="P2">- <text:span text:style-name="T11">En Chile, esta participación electoral ha ido disminuyendo los últimos 25 años. Ejemplo. El año 2012 se instaura el voto voluntario a través de la ley 20.568 (inscripcion automática).</text:span></text:p>
      <text:p text:style-name="P2"/>
      <text:p text:style-name="P2">- <text:span text:style-name="T19">Motivación de resultados recientes: 5</text:span><text:span text:style-name="T12">0.9 plebiscito, 19.6 gobernador regional, cerca del 55 segunda vuelta. Nos lleva a preguntarnos qué variables son influyentes e incluir la asociación existente entre comunas vecinas </text:span><text:span text:style-name="T13">a través de efectos espaciales</text:span><text:span text:style-name="T12">. </text:span><text:span text:style-name="T13">Veremos solo Santiago.</text:span></text:p>
      <text:p text:style-name="P2"/>
      <text:p text:style-name="P2">2. Análisis exploratorio</text:p>
      <text:p text:style-name="P2"/>
      <text:p text:style-name="P2">- <text:span text:style-name="T1">Para responder nuestras dudas construimos los datos en tres etapas:</text:span></text:p>
      <text:p text:style-name="P2"><text:tab/><text:span text:style-name="T1">1. Obtuvimos los polígonos de las comunas de Santiago de la Biblioteca del Congreso Nacional</text:span></text:p>
      <text:p text:style-name="P4"><text:tab/>2. Después obtuvimos el número de inscritos y el número de votos para las elecciones <text:tab/>presidenciales del año 2017, obtenidas del SERVEL, para cada una de los comunas a estudiar.</text:p>
      <text:p text:style-name="P4"><text:tab/>3. Por último, las covariables para nuestros modelos las obtuvimos de la encuesta Casen 2017, <text:tab/>la biblioteca del Congreso Nacional y el Sistema Nacional de Información Municipal. <text:span text:style-name="T5">Las <text:tab/>variables utilizadas fueron: ingreso medio, porcentaje del ingreso municipal gastado en <text:tab/>educación y salud, porcentajes de pobreza, porcentaje de hacinamiento y porcentaje de personas <text:tab/>sin servicios básicos.</text:span></text:p>
      <text:p text:style-name="P4"/>
      <text:p text:style-name="P4">- <text:span text:style-name="T2">En este trabajo nuestro interés principal es la tasa de participación. En la figura 1 se presenta la tasa de participación en la primera vuelta de las elecciones presidenciales del año 2017, para cada una de las comunas de la capital.</text:span></text:p>
      <text:p text:style-name="P4"/>
      <text:p text:style-name="P4">- <text:span text:style-name="T19">Pasamos ahora a las covariables. </text:span><text:span text:style-name="T3">Ingreso medio</text:span></text:p>
      <text:p text:style-name="P4"/>
      <text:p text:style-name="P4">- <text:span text:style-name="T3">Gasto educación </text:span><text:span text:style-name="T4">municipal</text:span></text:p>
      <text:p text:style-name="P5"/>
      <text:p text:style-name="P2">3. Análisis de autocorrelación espacial</text:p>
      <text:p text:style-name="P2"/>
      <text:p text:style-name="P2">- <text:span text:style-name="T6">A partir de la Figura 1 se puede notar una similitud de tasas de votación entre comunas que son contiguas, esto es, que existe autocorrelación espacial. Para estudiar esto en mayor profundidad obtendremos los valores del coeficiente de Moran y de Geary, y también implementaremos un estadístico de autocorrelación espacial local.</text:span></text:p>
      <text:p text:style-name="P2"/>
      <text:p text:style-name="P2">- <text:span text:style-name="T7">Coeficientes de Moran y Geary. Densidad aproximada.</text:span></text:p>
      <text:p text:style-name="P2"/>
      <text:p text:style-name="P2">- <text:span text:style-name="T19">Medidas anteriores son globales, n</text:span><text:span text:style-name="T8">os puede interesar también la Autocorrelación local. Número de vecinos por comuna.</text:span></text:p>
      <text:p text:style-name="P2"/>
      <text:p text:style-name="P2"><text:soft-page-break/>- <text:span text:style-name="T8">Coeficientes de Getis-Ord. Un valor para cada comuna, tipo (hot spot o cold spot) y significancia. Inferencia similar a Moran y Geary (permutaciones)</text:span></text:p>
      <text:p text:style-name="P2"/>
      <text:p text:style-name="P2">- <text:span text:style-name="T9">Clusters identificados usando g estrella</text:span></text:p>
      <text:p text:style-name="P2"/>
      <text:p text:style-name="P2">4. Modelamiento</text:p>
      <text:p text:style-name="P2"/>
      <text:p text:style-name="P2">- <text:span text:style-name="T14">CARBayes permite ajustar modelos lineales mixtos generalizados, donde los efectos aleatorios corresponden a las comunas, utilizando diferentes prioris. </text:span><text:span text:style-name="T15">K es el número de áreas, Y respuestas, O offsets, x covariables.</text:span></text:p>
      <text:p text:style-name="P2"/>
      <text:p text:style-name="P2">- <text:span text:style-name="T15">Usando la librería se ajustan cuatro modelos: sin efectos espaciales, Besag-York-Mollie, Leroux, Localised. </text:span><text:span text:style-name="T20">Utilizamos respuestas binomiales ya que hay un máximo.</text:span></text:p>
      <text:p text:style-name="P2"/>
      <text:p text:style-name="P2">- <text:span text:style-name="T15">BYM: W es la matriz de adyacencia. </text:span><text:span text:style-name="T21">Modelo no es identificable.</text:span></text:p>
      <text:p text:style-name="P2"/>
      <text:p text:style-name="P2">- <text:span text:style-name="T15">Leroux: Se agrega el rho. Cuando rho es 1 se obtiene el modelo CAR intrinseco. </text:span><text:span text:style-name="T16">RHO 0 es independencia.</text:span></text:p>
      <text:p text:style-name="P2"/>
      <text:p text:style-name="P2">- <text:span text:style-name="T16">Localised: suavizamiento global. Mostrar figura 1. G clusters, tomar G = 4 por figura 5.</text:span></text:p>
      <text:p text:style-name="P2"/>
      <text:p text:style-name="P2">- <text:span text:style-name="T17">Hablar sobre el largo de las cadenas</text:span></text:p>
      <text:p text:style-name="P2"/>
      <text:p text:style-name="P2">- <text:span text:style-name="T17">CARBayes entrega el DIC (deviance information criterion) y WAIC (Watanabe-Akaike information criterion). Valor bajo mejor</text:span></text:p>
      <text:p text:style-name="P2"/>
      <text:p text:style-name="P2">- <text:span text:style-name="T22">Inclusión del 0, cuánto afecta</text:span></text:p>
      <text:p text:style-name="P2"/>
      <text:p text:style-name="P2">- <text:span text:style-name="T17">Rho es el parámetro de suavizamiento. IC ancho.</text:span></text:p>
      <text:p text:style-name="P2"/>
      <text:p text:style-name="P2">- <text:span text:style-name="T17">tau es varianza</text:span></text:p>
      <text:p text:style-name="P2"/>
      <text:p text:style-name="P2">5. Conclusión</text:p>
      <text:p text:style-name="P2"/>
      <text:p text:style-name="P2">- <text:span text:style-name="T17">2 variables: ingreso medio y porcentaje de pobreza</text:span></text:p>
      <text:p text:style-name="P2"/>
      <text:p text:style-name="P2">- <text:span text:style-name="T18">Conclusiones</text:span></text:p>
      <text:p text:style-name="P2"/>
      <text:p text:style-name="P2">- <text:span text:style-name="T18">Similitudes entre comunas</text:span></text:p>
      <text:p text:style-name="P2"/>
      <text:p text:style-name="P2">- <text:span text:style-name="T18">Problema con datos servel</text:span></text:p>
      <text:p text:style-name="P2"/>
      <text:p text:style-name="P2">- <text:span text:style-name="T18">Expandir a otras region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9T22:24:08.254289500</meta:creation-date>
    <dc:date>2021-12-20T10:41:28.110666124</dc:date>
    <meta:editing-duration>PT3H54M44S</meta:editing-duration>
    <meta:editing-cycles>12</meta:editing-cycles>
    <meta:generator>LibreOffice/7.2.4.1$Linux_X86_64 LibreOffice_project/b8e68b5bf61ce56d972a163ea31a18aecdcd64cd</meta:generator>
    <meta:document-statistic meta:table-count="0" meta:image-count="0" meta:object-count="0" meta:page-count="2" meta:paragraph-count="36" meta:word-count="573" meta:character-count="3669" meta:non-whitespace-character-count="3124"/>
  </office:meta>
</office:document-meta>
</file>